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style-name="ce2"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:.K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:.K6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:.K7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:.K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:.K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:.K1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:.K1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:.K1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style-name="ce2" table:formula="of:=IF([.E1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4:.K14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5:.K15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6:.K16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7:.K17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8:.K18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9:.K19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0:.K2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2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1:.K2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2:.K2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3:.K2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4:.K2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style-name="ce2"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style-name="ce2" table:formula="of:=IF([.E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6:.K26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7:.K27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8:.K28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9:.K2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0:.K3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1:.K3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2:.K3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3:.K3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4:.K3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6:.K3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style-name="ce2"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style-name="ce2"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0:.K40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1:.K4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2:.K42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3:.K4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4:.K4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style-name="ce2"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style-name="ce2"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5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1:.K51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5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2:.K5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5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4:.K5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5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5:.K5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5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6:.K5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5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7:.K5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5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8:.K5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5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9:.K5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style-name="ce2"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style-name="ce2" table:formula="of:=IF([.E6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2:.K62];&quot;False&quot;)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6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3:.K63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6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4:.K64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6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5:.K6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6:.K6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6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7:.K6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6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8:.K6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6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9:.K6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7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1:.K7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7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2:.K7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style-name="ce2"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style-name="ce2" table:formula="of:=IF([.E7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4:.K74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7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5:.K7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7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6:.K7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7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7:.K7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9:.K7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8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3:.K8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style-name="ce2"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style-name="ce2" table:formula="of:=IF([.E8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6:.K86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8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7:.K8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8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8:.K8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9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0:.K9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9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2:.K9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3:.K9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9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4:.K9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style-name="ce2" table:formula="of:=IF([.E9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7:.K97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style-name="ce2" table:formula="of:=IF([.E9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8:.K98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9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9:.K9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0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0:.K10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style-name="ce2" table:formula="of:=IF([.E1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0:.K110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1:.K11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1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3:.K11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style-name="ce2"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style-name="ce2" table:formula="of:=IF([.E1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2:.K12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3:.K12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3:.K133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style-name="ce2" table:formula="of:=IF([.E1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4:.K13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5:.K135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6:.K13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4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sv" table:style-name="ta1"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formula="of:=[sim_result_baseline_1ns_Combined.A1]" office:value-type="float" office:value="0.000952381" calcext:value-type="float">
            <text:p>0.000952381</text:p>
          </table:table-cell>
          <table:table-cell table:formula="of:=[sim_result_baseline_1ns_Combined.B1]" office:value-type="float" office:value="10" calcext:value-type="float">
            <text:p>10</text:p>
          </table:table-cell>
          <table:table-cell table:formula="of:=[sim_result_baseline_1ns_Combined.C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]" office:value-type="float" office:value="0.000952381" calcext:value-type="float">
            <text:p>0.000952381</text:p>
          </table:table-cell>
          <table:table-cell table:formula="of:=[sim_result_baseline_1ns_Combined.B2]" office:value-type="float" office:value="50" calcext:value-type="float">
            <text:p>50</text:p>
          </table:table-cell>
          <table:table-cell table:formula="of:=[sim_result_baseline_1ns_Combined.C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]" office:value-type="float" office:value="0.000952381" calcext:value-type="float">
            <text:p>0.000952381</text:p>
          </table:table-cell>
          <table:table-cell table:formula="of:=[sim_result_baseline_1ns_Combined.B3]" office:value-type="float" office:value="100" calcext:value-type="float">
            <text:p>100</text:p>
          </table:table-cell>
          <table:table-cell table:formula="of:=[sim_result_baseline_1ns_Combined.C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]" office:value-type="float" office:value="0.000952381" calcext:value-type="float">
            <text:p>0.000952381</text:p>
          </table:table-cell>
          <table:table-cell table:formula="of:=[sim_result_baseline_1ns_Combined.B4]" office:value-type="float" office:value="200" calcext:value-type="float">
            <text:p>200</text:p>
          </table:table-cell>
          <table:table-cell table:formula="of:=[sim_result_baseline_1ns_Combined.C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]" office:value-type="float" office:value="0.000952381" calcext:value-type="float">
            <text:p>0.000952381</text:p>
          </table:table-cell>
          <table:table-cell table:formula="of:=[sim_result_baseline_1ns_Combined.B5]" office:value-type="float" office:value="300" calcext:value-type="float">
            <text:p>300</text:p>
          </table:table-cell>
          <table:table-cell table:formula="of:=[sim_result_baseline_1ns_Combined.C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]" office:value-type="float" office:value="0.000952381" calcext:value-type="float">
            <text:p>0.000952381</text:p>
          </table:table-cell>
          <table:table-cell table:formula="of:=[sim_result_baseline_1ns_Combined.B6]" office:value-type="float" office:value="400" calcext:value-type="float">
            <text:p>400</text:p>
          </table:table-cell>
          <table:table-cell table:formula="of:=[sim_result_baseline_1ns_Combined.C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]" office:value-type="float" office:value="0.000952381" calcext:value-type="float">
            <text:p>0.000952381</text:p>
          </table:table-cell>
          <table:table-cell table:formula="of:=[sim_result_baseline_1ns_Combined.B7]" office:value-type="float" office:value="500" calcext:value-type="float">
            <text:p>500</text:p>
          </table:table-cell>
          <table:table-cell table:formula="of:=[sim_result_baseline_1ns_Combined.C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]" office:value-type="float" office:value="0.000952381" calcext:value-type="float">
            <text:p>0.000952381</text:p>
          </table:table-cell>
          <table:table-cell table:formula="of:=[sim_result_baseline_1ns_Combined.B8]" office:value-type="float" office:value="600" calcext:value-type="float">
            <text:p>600</text:p>
          </table:table-cell>
          <table:table-cell table:formula="of:=[sim_result_baseline_1ns_Combined.C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]" office:value-type="float" office:value="0.000952381" calcext:value-type="float">
            <text:p>0.000952381</text:p>
          </table:table-cell>
          <table:table-cell table:formula="of:=[sim_result_baseline_1ns_Combined.B9]" office:value-type="float" office:value="700" calcext:value-type="float">
            <text:p>700</text:p>
          </table:table-cell>
          <table:table-cell table:formula="of:=[sim_result_baseline_1ns_Combined.C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]" office:value-type="float" office:value="0.000952381" calcext:value-type="float">
            <text:p>0.000952381</text:p>
          </table:table-cell>
          <table:table-cell table:formula="of:=[sim_result_baseline_1ns_Combined.B10]" office:value-type="float" office:value="800" calcext:value-type="float">
            <text:p>800</text:p>
          </table:table-cell>
          <table:table-cell table:formula="of:=[sim_result_baseline_1ns_Combined.C1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]" office:value-type="float" office:value="0.000952381" calcext:value-type="float">
            <text:p>0.000952381</text:p>
          </table:table-cell>
          <table:table-cell table:formula="of:=[sim_result_baseline_1ns_Combined.B11]" office:value-type="float" office:value="900" calcext:value-type="float">
            <text:p>900</text:p>
          </table:table-cell>
          <table:table-cell table:formula="of:=[sim_result_baseline_1ns_Combined.C1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]" office:value-type="float" office:value="0.000952381" calcext:value-type="float">
            <text:p>0.000952381</text:p>
          </table:table-cell>
          <table:table-cell table:formula="of:=[sim_result_baseline_1ns_Combined.B12]" office:value-type="float" office:value="1000" calcext:value-type="float">
            <text:p>1000</text:p>
          </table:table-cell>
          <table:table-cell table:formula="of:=[sim_result_baseline_1ns_Combined.C1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]" office:value-type="float" office:value="0.0011764706" calcext:value-type="float">
            <text:p>0.0011764706</text:p>
          </table:table-cell>
          <table:table-cell table:formula="of:=[sim_result_baseline_1ns_Combined.B13]" office:value-type="float" office:value="10" calcext:value-type="float">
            <text:p>10</text:p>
          </table:table-cell>
          <table:table-cell table:formula="of:=[sim_result_baseline_1ns_Combined.C1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4]" office:value-type="float" office:value="0.0011764706" calcext:value-type="float">
            <text:p>0.0011764706</text:p>
          </table:table-cell>
          <table:table-cell table:formula="of:=[sim_result_baseline_1ns_Combined.B14]" office:value-type="float" office:value="50" calcext:value-type="float">
            <text:p>50</text:p>
          </table:table-cell>
          <table:table-cell table:formula="of:=[sim_result_baseline_1ns_Combined.C1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5]" office:value-type="float" office:value="0.0011764706" calcext:value-type="float">
            <text:p>0.0011764706</text:p>
          </table:table-cell>
          <table:table-cell table:formula="of:=[sim_result_baseline_1ns_Combined.B15]" office:value-type="float" office:value="100" calcext:value-type="float">
            <text:p>100</text:p>
          </table:table-cell>
          <table:table-cell table:formula="of:=[sim_result_baseline_1ns_Combined.C1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6]" office:value-type="float" office:value="0.0011764706" calcext:value-type="float">
            <text:p>0.0011764706</text:p>
          </table:table-cell>
          <table:table-cell table:formula="of:=[sim_result_baseline_1ns_Combined.B16]" office:value-type="float" office:value="200" calcext:value-type="float">
            <text:p>200</text:p>
          </table:table-cell>
          <table:table-cell table:formula="of:=[sim_result_baseline_1ns_Combined.C1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7]" office:value-type="float" office:value="0.0011764706" calcext:value-type="float">
            <text:p>0.0011764706</text:p>
          </table:table-cell>
          <table:table-cell table:formula="of:=[sim_result_baseline_1ns_Combined.B17]" office:value-type="float" office:value="300" calcext:value-type="float">
            <text:p>300</text:p>
          </table:table-cell>
          <table:table-cell table:formula="of:=[sim_result_baseline_1ns_Combined.C1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8]" office:value-type="float" office:value="0.0011764706" calcext:value-type="float">
            <text:p>0.0011764706</text:p>
          </table:table-cell>
          <table:table-cell table:formula="of:=[sim_result_baseline_1ns_Combined.B18]" office:value-type="float" office:value="400" calcext:value-type="float">
            <text:p>400</text:p>
          </table:table-cell>
          <table:table-cell table:formula="of:=[sim_result_baseline_1ns_Combined.C1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9]" office:value-type="float" office:value="0.0011764706" calcext:value-type="float">
            <text:p>0.0011764706</text:p>
          </table:table-cell>
          <table:table-cell table:formula="of:=[sim_result_baseline_1ns_Combined.B19]" office:value-type="float" office:value="500" calcext:value-type="float">
            <text:p>500</text:p>
          </table:table-cell>
          <table:table-cell table:formula="of:=[sim_result_baseline_1ns_Combined.C1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0]" office:value-type="float" office:value="0.0011764706" calcext:value-type="float">
            <text:p>0.0011764706</text:p>
          </table:table-cell>
          <table:table-cell table:formula="of:=[sim_result_baseline_1ns_Combined.B20]" office:value-type="float" office:value="600" calcext:value-type="float">
            <text:p>600</text:p>
          </table:table-cell>
          <table:table-cell table:formula="of:=[sim_result_baseline_1ns_Combined.C2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1]" office:value-type="float" office:value="0.0011764706" calcext:value-type="float">
            <text:p>0.0011764706</text:p>
          </table:table-cell>
          <table:table-cell table:formula="of:=[sim_result_baseline_1ns_Combined.B21]" office:value-type="float" office:value="700" calcext:value-type="float">
            <text:p>700</text:p>
          </table:table-cell>
          <table:table-cell table:formula="of:=[sim_result_baseline_1ns_Combined.C2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2]" office:value-type="float" office:value="0.0011764706" calcext:value-type="float">
            <text:p>0.0011764706</text:p>
          </table:table-cell>
          <table:table-cell table:formula="of:=[sim_result_baseline_1ns_Combined.B22]" office:value-type="float" office:value="800" calcext:value-type="float">
            <text:p>800</text:p>
          </table:table-cell>
          <table:table-cell table:formula="of:=[sim_result_baseline_1ns_Combined.C2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3]" office:value-type="float" office:value="0.0011764706" calcext:value-type="float">
            <text:p>0.0011764706</text:p>
          </table:table-cell>
          <table:table-cell table:formula="of:=[sim_result_baseline_1ns_Combined.B23]" office:value-type="float" office:value="900" calcext:value-type="float">
            <text:p>900</text:p>
          </table:table-cell>
          <table:table-cell table:formula="of:=[sim_result_baseline_1ns_Combined.C2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4]" office:value-type="float" office:value="0.0011764706" calcext:value-type="float">
            <text:p>0.0011764706</text:p>
          </table:table-cell>
          <table:table-cell table:formula="of:=[sim_result_baseline_1ns_Combined.B24]" office:value-type="float" office:value="1000" calcext:value-type="float">
            <text:p>1000</text:p>
          </table:table-cell>
          <table:table-cell table:formula="of:=[sim_result_baseline_1ns_Combined.C2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5]" office:value-type="float" office:value="0.0014285714" calcext:value-type="float">
            <text:p>0.0014285714</text:p>
          </table:table-cell>
          <table:table-cell table:formula="of:=[sim_result_baseline_1ns_Combined.B25]" office:value-type="float" office:value="10" calcext:value-type="float">
            <text:p>10</text:p>
          </table:table-cell>
          <table:table-cell table:formula="of:=[sim_result_baseline_1ns_Combined.C2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6]" office:value-type="float" office:value="0.0014285714" calcext:value-type="float">
            <text:p>0.0014285714</text:p>
          </table:table-cell>
          <table:table-cell table:formula="of:=[sim_result_baseline_1ns_Combined.B26]" office:value-type="float" office:value="50" calcext:value-type="float">
            <text:p>50</text:p>
          </table:table-cell>
          <table:table-cell table:formula="of:=[sim_result_baseline_1ns_Combined.C2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7]" office:value-type="float" office:value="0.0014285714" calcext:value-type="float">
            <text:p>0.0014285714</text:p>
          </table:table-cell>
          <table:table-cell table:formula="of:=[sim_result_baseline_1ns_Combined.B27]" office:value-type="float" office:value="100" calcext:value-type="float">
            <text:p>100</text:p>
          </table:table-cell>
          <table:table-cell table:formula="of:=[sim_result_baseline_1ns_Combined.C2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8]" office:value-type="float" office:value="0.0014285714" calcext:value-type="float">
            <text:p>0.0014285714</text:p>
          </table:table-cell>
          <table:table-cell table:formula="of:=[sim_result_baseline_1ns_Combined.B28]" office:value-type="float" office:value="200" calcext:value-type="float">
            <text:p>200</text:p>
          </table:table-cell>
          <table:table-cell table:formula="of:=[sim_result_baseline_1ns_Combined.C2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29]" office:value-type="float" office:value="0.0014285714" calcext:value-type="float">
            <text:p>0.0014285714</text:p>
          </table:table-cell>
          <table:table-cell table:formula="of:=[sim_result_baseline_1ns_Combined.B29]" office:value-type="float" office:value="300" calcext:value-type="float">
            <text:p>300</text:p>
          </table:table-cell>
          <table:table-cell table:formula="of:=[sim_result_baseline_1ns_Combined.C2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0]" office:value-type="float" office:value="0.0014285714" calcext:value-type="float">
            <text:p>0.0014285714</text:p>
          </table:table-cell>
          <table:table-cell table:formula="of:=[sim_result_baseline_1ns_Combined.B30]" office:value-type="float" office:value="400" calcext:value-type="float">
            <text:p>400</text:p>
          </table:table-cell>
          <table:table-cell table:formula="of:=[sim_result_baseline_1ns_Combined.C3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1]" office:value-type="float" office:value="0.0014285714" calcext:value-type="float">
            <text:p>0.0014285714</text:p>
          </table:table-cell>
          <table:table-cell table:formula="of:=[sim_result_baseline_1ns_Combined.B31]" office:value-type="float" office:value="500" calcext:value-type="float">
            <text:p>500</text:p>
          </table:table-cell>
          <table:table-cell table:formula="of:=[sim_result_baseline_1ns_Combined.C3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2]" office:value-type="float" office:value="0.0014285714" calcext:value-type="float">
            <text:p>0.0014285714</text:p>
          </table:table-cell>
          <table:table-cell table:formula="of:=[sim_result_baseline_1ns_Combined.B32]" office:value-type="float" office:value="600" calcext:value-type="float">
            <text:p>600</text:p>
          </table:table-cell>
          <table:table-cell table:formula="of:=[sim_result_baseline_1ns_Combined.C3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3]" office:value-type="float" office:value="0.0014285714" calcext:value-type="float">
            <text:p>0.0014285714</text:p>
          </table:table-cell>
          <table:table-cell table:formula="of:=[sim_result_baseline_1ns_Combined.B33]" office:value-type="float" office:value="700" calcext:value-type="float">
            <text:p>700</text:p>
          </table:table-cell>
          <table:table-cell table:formula="of:=[sim_result_baseline_1ns_Combined.C3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4]" office:value-type="float" office:value="0.0014285714" calcext:value-type="float">
            <text:p>0.0014285714</text:p>
          </table:table-cell>
          <table:table-cell table:formula="of:=[sim_result_baseline_1ns_Combined.B34]" office:value-type="float" office:value="800" calcext:value-type="float">
            <text:p>800</text:p>
          </table:table-cell>
          <table:table-cell table:formula="of:=[sim_result_baseline_1ns_Combined.C3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5]" office:value-type="float" office:value="0.0014285714" calcext:value-type="float">
            <text:p>0.0014285714</text:p>
          </table:table-cell>
          <table:table-cell table:formula="of:=[sim_result_baseline_1ns_Combined.B35]" office:value-type="float" office:value="900" calcext:value-type="float">
            <text:p>900</text:p>
          </table:table-cell>
          <table:table-cell table:formula="of:=[sim_result_baseline_1ns_Combined.C3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6]" office:value-type="float" office:value="0.0014285714" calcext:value-type="float">
            <text:p>0.0014285714</text:p>
          </table:table-cell>
          <table:table-cell table:formula="of:=[sim_result_baseline_1ns_Combined.B36]" office:value-type="float" office:value="1000" calcext:value-type="float">
            <text:p>1000</text:p>
          </table:table-cell>
          <table:table-cell table:formula="of:=[sim_result_baseline_1ns_Combined.C3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7]" office:value-type="float" office:value="0.0018181818" calcext:value-type="float">
            <text:p>0.0018181818</text:p>
          </table:table-cell>
          <table:table-cell table:formula="of:=[sim_result_baseline_1ns_Combined.B37]" office:value-type="float" office:value="10" calcext:value-type="float">
            <text:p>10</text:p>
          </table:table-cell>
          <table:table-cell table:formula="of:=[sim_result_baseline_1ns_Combined.C3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8]" office:value-type="float" office:value="0.0018181818" calcext:value-type="float">
            <text:p>0.0018181818</text:p>
          </table:table-cell>
          <table:table-cell table:formula="of:=[sim_result_baseline_1ns_Combined.B38]" office:value-type="float" office:value="50" calcext:value-type="float">
            <text:p>50</text:p>
          </table:table-cell>
          <table:table-cell table:formula="of:=[sim_result_baseline_1ns_Combined.C3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9]" office:value-type="float" office:value="0.0018181818" calcext:value-type="float">
            <text:p>0.0018181818</text:p>
          </table:table-cell>
          <table:table-cell table:formula="of:=[sim_result_baseline_1ns_Combined.B39]" office:value-type="float" office:value="100" calcext:value-type="float">
            <text:p>100</text:p>
          </table:table-cell>
          <table:table-cell table:formula="of:=[sim_result_baseline_1ns_Combined.C3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0]" office:value-type="float" office:value="0.0018181818" calcext:value-type="float">
            <text:p>0.0018181818</text:p>
          </table:table-cell>
          <table:table-cell table:formula="of:=[sim_result_baseline_1ns_Combined.B40]" office:value-type="float" office:value="200" calcext:value-type="float">
            <text:p>200</text:p>
          </table:table-cell>
          <table:table-cell table:formula="of:=[sim_result_baseline_1ns_Combined.C4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1]" office:value-type="float" office:value="0.0018181818" calcext:value-type="float">
            <text:p>0.0018181818</text:p>
          </table:table-cell>
          <table:table-cell table:formula="of:=[sim_result_baseline_1ns_Combined.B41]" office:value-type="float" office:value="300" calcext:value-type="float">
            <text:p>300</text:p>
          </table:table-cell>
          <table:table-cell table:formula="of:=[sim_result_baseline_1ns_Combined.C4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2]" office:value-type="float" office:value="0.0018181818" calcext:value-type="float">
            <text:p>0.0018181818</text:p>
          </table:table-cell>
          <table:table-cell table:formula="of:=[sim_result_baseline_1ns_Combined.B42]" office:value-type="float" office:value="400" calcext:value-type="float">
            <text:p>400</text:p>
          </table:table-cell>
          <table:table-cell table:formula="of:=[sim_result_baseline_1ns_Combined.C4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3]" office:value-type="float" office:value="0.0018181818" calcext:value-type="float">
            <text:p>0.0018181818</text:p>
          </table:table-cell>
          <table:table-cell table:formula="of:=[sim_result_baseline_1ns_Combined.B43]" office:value-type="float" office:value="500" calcext:value-type="float">
            <text:p>500</text:p>
          </table:table-cell>
          <table:table-cell table:formula="of:=[sim_result_baseline_1ns_Combined.C4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4]" office:value-type="float" office:value="0.0018181818" calcext:value-type="float">
            <text:p>0.0018181818</text:p>
          </table:table-cell>
          <table:table-cell table:formula="of:=[sim_result_baseline_1ns_Combined.B44]" office:value-type="float" office:value="600" calcext:value-type="float">
            <text:p>600</text:p>
          </table:table-cell>
          <table:table-cell table:formula="of:=[sim_result_baseline_1ns_Combined.C4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5]" office:value-type="float" office:value="0.0018181818" calcext:value-type="float">
            <text:p>0.0018181818</text:p>
          </table:table-cell>
          <table:table-cell table:formula="of:=[sim_result_baseline_1ns_Combined.B45]" office:value-type="float" office:value="700" calcext:value-type="float">
            <text:p>700</text:p>
          </table:table-cell>
          <table:table-cell table:formula="of:=[sim_result_baseline_1ns_Combined.C4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6]" office:value-type="float" office:value="0.0018181818" calcext:value-type="float">
            <text:p>0.0018181818</text:p>
          </table:table-cell>
          <table:table-cell table:formula="of:=[sim_result_baseline_1ns_Combined.B46]" office:value-type="float" office:value="800" calcext:value-type="float">
            <text:p>800</text:p>
          </table:table-cell>
          <table:table-cell table:formula="of:=[sim_result_baseline_1ns_Combined.C4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7]" office:value-type="float" office:value="0.0018181818" calcext:value-type="float">
            <text:p>0.0018181818</text:p>
          </table:table-cell>
          <table:table-cell table:formula="of:=[sim_result_baseline_1ns_Combined.B47]" office:value-type="float" office:value="900" calcext:value-type="float">
            <text:p>900</text:p>
          </table:table-cell>
          <table:table-cell table:formula="of:=[sim_result_baseline_1ns_Combined.C4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8]" office:value-type="float" office:value="0.0018181818" calcext:value-type="float">
            <text:p>0.0018181818</text:p>
          </table:table-cell>
          <table:table-cell table:formula="of:=[sim_result_baseline_1ns_Combined.B48]" office:value-type="float" office:value="1000" calcext:value-type="float">
            <text:p>1000</text:p>
          </table:table-cell>
          <table:table-cell table:formula="of:=[sim_result_baseline_1ns_Combined.C4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9]" office:value-type="float" office:value="0.0022222222" calcext:value-type="float">
            <text:p>0.0022222222</text:p>
          </table:table-cell>
          <table:table-cell table:formula="of:=[sim_result_baseline_1ns_Combined.B49]" office:value-type="float" office:value="10" calcext:value-type="float">
            <text:p>10</text:p>
          </table:table-cell>
          <table:table-cell table:formula="of:=[sim_result_baseline_1ns_Combined.C4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0]" office:value-type="float" office:value="0.0022222222" calcext:value-type="float">
            <text:p>0.0022222222</text:p>
          </table:table-cell>
          <table:table-cell table:formula="of:=[sim_result_baseline_1ns_Combined.B50]" office:value-type="float" office:value="50" calcext:value-type="float">
            <text:p>50</text:p>
          </table:table-cell>
          <table:table-cell table:formula="of:=[sim_result_baseline_1ns_Combined.C5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1]" office:value-type="float" office:value="0.0022222222" calcext:value-type="float">
            <text:p>0.0022222222</text:p>
          </table:table-cell>
          <table:table-cell table:formula="of:=[sim_result_baseline_1ns_Combined.B51]" office:value-type="float" office:value="100" calcext:value-type="float">
            <text:p>100</text:p>
          </table:table-cell>
          <table:table-cell table:formula="of:=[sim_result_baseline_1ns_Combined.C5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2]" office:value-type="float" office:value="0.0022222222" calcext:value-type="float">
            <text:p>0.0022222222</text:p>
          </table:table-cell>
          <table:table-cell table:formula="of:=[sim_result_baseline_1ns_Combined.B52]" office:value-type="float" office:value="200" calcext:value-type="float">
            <text:p>200</text:p>
          </table:table-cell>
          <table:table-cell table:formula="of:=[sim_result_baseline_1ns_Combined.C5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3]" office:value-type="float" office:value="0.0022222222" calcext:value-type="float">
            <text:p>0.0022222222</text:p>
          </table:table-cell>
          <table:table-cell table:formula="of:=[sim_result_baseline_1ns_Combined.B53]" office:value-type="float" office:value="300" calcext:value-type="float">
            <text:p>300</text:p>
          </table:table-cell>
          <table:table-cell table:formula="of:=[sim_result_baseline_1ns_Combined.C5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4]" office:value-type="float" office:value="0.0022222222" calcext:value-type="float">
            <text:p>0.0022222222</text:p>
          </table:table-cell>
          <table:table-cell table:formula="of:=[sim_result_baseline_1ns_Combined.B54]" office:value-type="float" office:value="400" calcext:value-type="float">
            <text:p>400</text:p>
          </table:table-cell>
          <table:table-cell table:formula="of:=[sim_result_baseline_1ns_Combined.C5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5]" office:value-type="float" office:value="0.0022222222" calcext:value-type="float">
            <text:p>0.0022222222</text:p>
          </table:table-cell>
          <table:table-cell table:formula="of:=[sim_result_baseline_1ns_Combined.B55]" office:value-type="float" office:value="500" calcext:value-type="float">
            <text:p>500</text:p>
          </table:table-cell>
          <table:table-cell table:formula="of:=[sim_result_baseline_1ns_Combined.C5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6]" office:value-type="float" office:value="0.0022222222" calcext:value-type="float">
            <text:p>0.0022222222</text:p>
          </table:table-cell>
          <table:table-cell table:formula="of:=[sim_result_baseline_1ns_Combined.B56]" office:value-type="float" office:value="600" calcext:value-type="float">
            <text:p>600</text:p>
          </table:table-cell>
          <table:table-cell table:formula="of:=[sim_result_baseline_1ns_Combined.C5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7]" office:value-type="float" office:value="0.0022222222" calcext:value-type="float">
            <text:p>0.0022222222</text:p>
          </table:table-cell>
          <table:table-cell table:formula="of:=[sim_result_baseline_1ns_Combined.B57]" office:value-type="float" office:value="700" calcext:value-type="float">
            <text:p>700</text:p>
          </table:table-cell>
          <table:table-cell table:formula="of:=[sim_result_baseline_1ns_Combined.C5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8]" office:value-type="float" office:value="0.0022222222" calcext:value-type="float">
            <text:p>0.0022222222</text:p>
          </table:table-cell>
          <table:table-cell table:formula="of:=[sim_result_baseline_1ns_Combined.B58]" office:value-type="float" office:value="800" calcext:value-type="float">
            <text:p>800</text:p>
          </table:table-cell>
          <table:table-cell table:formula="of:=[sim_result_baseline_1ns_Combined.C5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9]" office:value-type="float" office:value="0.0022222222" calcext:value-type="float">
            <text:p>0.0022222222</text:p>
          </table:table-cell>
          <table:table-cell table:formula="of:=[sim_result_baseline_1ns_Combined.B59]" office:value-type="float" office:value="900" calcext:value-type="float">
            <text:p>900</text:p>
          </table:table-cell>
          <table:table-cell table:formula="of:=[sim_result_baseline_1ns_Combined.C5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0]" office:value-type="float" office:value="0.0022222222" calcext:value-type="float">
            <text:p>0.0022222222</text:p>
          </table:table-cell>
          <table:table-cell table:formula="of:=[sim_result_baseline_1ns_Combined.B60]" office:value-type="float" office:value="1000" calcext:value-type="float">
            <text:p>1000</text:p>
          </table:table-cell>
          <table:table-cell table:formula="of:=[sim_result_baseline_1ns_Combined.C6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1]" office:value-type="float" office:value="0.0028571429" calcext:value-type="float">
            <text:p>0.0028571429</text:p>
          </table:table-cell>
          <table:table-cell table:formula="of:=[sim_result_baseline_1ns_Combined.B61]" office:value-type="float" office:value="10" calcext:value-type="float">
            <text:p>10</text:p>
          </table:table-cell>
          <table:table-cell table:formula="of:=[sim_result_baseline_1ns_Combined.C6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2]" office:value-type="float" office:value="0.0028571429" calcext:value-type="float">
            <text:p>0.0028571429</text:p>
          </table:table-cell>
          <table:table-cell table:formula="of:=[sim_result_baseline_1ns_Combined.B62]" office:value-type="float" office:value="50" calcext:value-type="float">
            <text:p>50</text:p>
          </table:table-cell>
          <table:table-cell table:formula="of:=[sim_result_baseline_1ns_Combined.C6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3]" office:value-type="float" office:value="0.0028571429" calcext:value-type="float">
            <text:p>0.0028571429</text:p>
          </table:table-cell>
          <table:table-cell table:formula="of:=[sim_result_baseline_1ns_Combined.B63]" office:value-type="float" office:value="100" calcext:value-type="float">
            <text:p>100</text:p>
          </table:table-cell>
          <table:table-cell table:formula="of:=[sim_result_baseline_1ns_Combined.C6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4]" office:value-type="float" office:value="0.0028571429" calcext:value-type="float">
            <text:p>0.0028571429</text:p>
          </table:table-cell>
          <table:table-cell table:formula="of:=[sim_result_baseline_1ns_Combined.B64]" office:value-type="float" office:value="200" calcext:value-type="float">
            <text:p>200</text:p>
          </table:table-cell>
          <table:table-cell table:formula="of:=[sim_result_baseline_1ns_Combined.C6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5]" office:value-type="float" office:value="0.0028571429" calcext:value-type="float">
            <text:p>0.0028571429</text:p>
          </table:table-cell>
          <table:table-cell table:formula="of:=[sim_result_baseline_1ns_Combined.B65]" office:value-type="float" office:value="300" calcext:value-type="float">
            <text:p>300</text:p>
          </table:table-cell>
          <table:table-cell table:formula="of:=[sim_result_baseline_1ns_Combined.C6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6]" office:value-type="float" office:value="0.0028571429" calcext:value-type="float">
            <text:p>0.0028571429</text:p>
          </table:table-cell>
          <table:table-cell table:formula="of:=[sim_result_baseline_1ns_Combined.B66]" office:value-type="float" office:value="400" calcext:value-type="float">
            <text:p>400</text:p>
          </table:table-cell>
          <table:table-cell table:formula="of:=[sim_result_baseline_1ns_Combined.C6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7]" office:value-type="float" office:value="0.0028571429" calcext:value-type="float">
            <text:p>0.0028571429</text:p>
          </table:table-cell>
          <table:table-cell table:formula="of:=[sim_result_baseline_1ns_Combined.B67]" office:value-type="float" office:value="500" calcext:value-type="float">
            <text:p>500</text:p>
          </table:table-cell>
          <table:table-cell table:formula="of:=[sim_result_baseline_1ns_Combined.C6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8]" office:value-type="float" office:value="0.0028571429" calcext:value-type="float">
            <text:p>0.0028571429</text:p>
          </table:table-cell>
          <table:table-cell table:formula="of:=[sim_result_baseline_1ns_Combined.B68]" office:value-type="float" office:value="600" calcext:value-type="float">
            <text:p>600</text:p>
          </table:table-cell>
          <table:table-cell table:formula="of:=[sim_result_baseline_1ns_Combined.C6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9]" office:value-type="float" office:value="0.0028571429" calcext:value-type="float">
            <text:p>0.0028571429</text:p>
          </table:table-cell>
          <table:table-cell table:formula="of:=[sim_result_baseline_1ns_Combined.B69]" office:value-type="float" office:value="700" calcext:value-type="float">
            <text:p>700</text:p>
          </table:table-cell>
          <table:table-cell table:formula="of:=[sim_result_baseline_1ns_Combined.C6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0]" office:value-type="float" office:value="0.0028571429" calcext:value-type="float">
            <text:p>0.0028571429</text:p>
          </table:table-cell>
          <table:table-cell table:formula="of:=[sim_result_baseline_1ns_Combined.B70]" office:value-type="float" office:value="800" calcext:value-type="float">
            <text:p>800</text:p>
          </table:table-cell>
          <table:table-cell table:formula="of:=[sim_result_baseline_1ns_Combined.C7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1]" office:value-type="float" office:value="0.0028571429" calcext:value-type="float">
            <text:p>0.0028571429</text:p>
          </table:table-cell>
          <table:table-cell table:formula="of:=[sim_result_baseline_1ns_Combined.B71]" office:value-type="float" office:value="900" calcext:value-type="float">
            <text:p>900</text:p>
          </table:table-cell>
          <table:table-cell table:formula="of:=[sim_result_baseline_1ns_Combined.C7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2]" office:value-type="float" office:value="0.0028571429" calcext:value-type="float">
            <text:p>0.0028571429</text:p>
          </table:table-cell>
          <table:table-cell table:formula="of:=[sim_result_baseline_1ns_Combined.B72]" office:value-type="float" office:value="1000" calcext:value-type="float">
            <text:p>1000</text:p>
          </table:table-cell>
          <table:table-cell table:formula="of:=[sim_result_baseline_1ns_Combined.C7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3]" office:value-type="float" office:value="0.004" calcext:value-type="float">
            <text:p>0.004</text:p>
          </table:table-cell>
          <table:table-cell table:formula="of:=[sim_result_baseline_1ns_Combined.B73]" office:value-type="float" office:value="10" calcext:value-type="float">
            <text:p>10</text:p>
          </table:table-cell>
          <table:table-cell table:formula="of:=[sim_result_baseline_1ns_Combined.C7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4]" office:value-type="float" office:value="0.004" calcext:value-type="float">
            <text:p>0.004</text:p>
          </table:table-cell>
          <table:table-cell table:formula="of:=[sim_result_baseline_1ns_Combined.B74]" office:value-type="float" office:value="50" calcext:value-type="float">
            <text:p>50</text:p>
          </table:table-cell>
          <table:table-cell table:formula="of:=[sim_result_baseline_1ns_Combined.C7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5]" office:value-type="float" office:value="0.004" calcext:value-type="float">
            <text:p>0.004</text:p>
          </table:table-cell>
          <table:table-cell table:formula="of:=[sim_result_baseline_1ns_Combined.B75]" office:value-type="float" office:value="100" calcext:value-type="float">
            <text:p>100</text:p>
          </table:table-cell>
          <table:table-cell table:formula="of:=[sim_result_baseline_1ns_Combined.C7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6]" office:value-type="float" office:value="0.004" calcext:value-type="float">
            <text:p>0.004</text:p>
          </table:table-cell>
          <table:table-cell table:formula="of:=[sim_result_baseline_1ns_Combined.B76]" office:value-type="float" office:value="200" calcext:value-type="float">
            <text:p>200</text:p>
          </table:table-cell>
          <table:table-cell table:formula="of:=[sim_result_baseline_1ns_Combined.C7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7]" office:value-type="float" office:value="0.004" calcext:value-type="float">
            <text:p>0.004</text:p>
          </table:table-cell>
          <table:table-cell table:formula="of:=[sim_result_baseline_1ns_Combined.B77]" office:value-type="float" office:value="300" calcext:value-type="float">
            <text:p>300</text:p>
          </table:table-cell>
          <table:table-cell table:formula="of:=[sim_result_baseline_1ns_Combined.C7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8]" office:value-type="float" office:value="0.004" calcext:value-type="float">
            <text:p>0.004</text:p>
          </table:table-cell>
          <table:table-cell table:formula="of:=[sim_result_baseline_1ns_Combined.B78]" office:value-type="float" office:value="400" calcext:value-type="float">
            <text:p>400</text:p>
          </table:table-cell>
          <table:table-cell table:formula="of:=[sim_result_baseline_1ns_Combined.C7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9]" office:value-type="float" office:value="0.004" calcext:value-type="float">
            <text:p>0.004</text:p>
          </table:table-cell>
          <table:table-cell table:formula="of:=[sim_result_baseline_1ns_Combined.B79]" office:value-type="float" office:value="500" calcext:value-type="float">
            <text:p>500</text:p>
          </table:table-cell>
          <table:table-cell table:formula="of:=[sim_result_baseline_1ns_Combined.C7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0]" office:value-type="float" office:value="0.004" calcext:value-type="float">
            <text:p>0.004</text:p>
          </table:table-cell>
          <table:table-cell table:formula="of:=[sim_result_baseline_1ns_Combined.B80]" office:value-type="float" office:value="600" calcext:value-type="float">
            <text:p>600</text:p>
          </table:table-cell>
          <table:table-cell table:formula="of:=[sim_result_baseline_1ns_Combined.C8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1]" office:value-type="float" office:value="0.004" calcext:value-type="float">
            <text:p>0.004</text:p>
          </table:table-cell>
          <table:table-cell table:formula="of:=[sim_result_baseline_1ns_Combined.B81]" office:value-type="float" office:value="700" calcext:value-type="float">
            <text:p>700</text:p>
          </table:table-cell>
          <table:table-cell table:formula="of:=[sim_result_baseline_1ns_Combined.C8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2]" office:value-type="float" office:value="0.004" calcext:value-type="float">
            <text:p>0.004</text:p>
          </table:table-cell>
          <table:table-cell table:formula="of:=[sim_result_baseline_1ns_Combined.B82]" office:value-type="float" office:value="800" calcext:value-type="float">
            <text:p>800</text:p>
          </table:table-cell>
          <table:table-cell table:formula="of:=[sim_result_baseline_1ns_Combined.C8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3]" office:value-type="float" office:value="0.004" calcext:value-type="float">
            <text:p>0.004</text:p>
          </table:table-cell>
          <table:table-cell table:formula="of:=[sim_result_baseline_1ns_Combined.B83]" office:value-type="float" office:value="900" calcext:value-type="float">
            <text:p>900</text:p>
          </table:table-cell>
          <table:table-cell table:formula="of:=[sim_result_baseline_1ns_Combined.C8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4]" office:value-type="float" office:value="0.004" calcext:value-type="float">
            <text:p>0.004</text:p>
          </table:table-cell>
          <table:table-cell table:formula="of:=[sim_result_baseline_1ns_Combined.B84]" office:value-type="float" office:value="1000" calcext:value-type="float">
            <text:p>1000</text:p>
          </table:table-cell>
          <table:table-cell table:formula="of:=[sim_result_baseline_1ns_Combined.C8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5]" office:value-type="float" office:value="0.005" calcext:value-type="float">
            <text:p>0.005</text:p>
          </table:table-cell>
          <table:table-cell table:formula="of:=[sim_result_baseline_1ns_Combined.B85]" office:value-type="float" office:value="10" calcext:value-type="float">
            <text:p>10</text:p>
          </table:table-cell>
          <table:table-cell table:formula="of:=[sim_result_baseline_1ns_Combined.C8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6]" office:value-type="float" office:value="0.005" calcext:value-type="float">
            <text:p>0.005</text:p>
          </table:table-cell>
          <table:table-cell table:formula="of:=[sim_result_baseline_1ns_Combined.B86]" office:value-type="float" office:value="50" calcext:value-type="float">
            <text:p>50</text:p>
          </table:table-cell>
          <table:table-cell table:formula="of:=[sim_result_baseline_1ns_Combined.C8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7]" office:value-type="float" office:value="0.005" calcext:value-type="float">
            <text:p>0.005</text:p>
          </table:table-cell>
          <table:table-cell table:formula="of:=[sim_result_baseline_1ns_Combined.B87]" office:value-type="float" office:value="100" calcext:value-type="float">
            <text:p>100</text:p>
          </table:table-cell>
          <table:table-cell table:formula="of:=[sim_result_baseline_1ns_Combined.C8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8]" office:value-type="float" office:value="0.005" calcext:value-type="float">
            <text:p>0.005</text:p>
          </table:table-cell>
          <table:table-cell table:formula="of:=[sim_result_baseline_1ns_Combined.B88]" office:value-type="float" office:value="200" calcext:value-type="float">
            <text:p>200</text:p>
          </table:table-cell>
          <table:table-cell table:formula="of:=[sim_result_baseline_1ns_Combined.C8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9]" office:value-type="float" office:value="0.005" calcext:value-type="float">
            <text:p>0.005</text:p>
          </table:table-cell>
          <table:table-cell table:formula="of:=[sim_result_baseline_1ns_Combined.B89]" office:value-type="float" office:value="300" calcext:value-type="float">
            <text:p>300</text:p>
          </table:table-cell>
          <table:table-cell table:formula="of:=[sim_result_baseline_1ns_Combined.C8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0]" office:value-type="float" office:value="0.005" calcext:value-type="float">
            <text:p>0.005</text:p>
          </table:table-cell>
          <table:table-cell table:formula="of:=[sim_result_baseline_1ns_Combined.B90]" office:value-type="float" office:value="400" calcext:value-type="float">
            <text:p>400</text:p>
          </table:table-cell>
          <table:table-cell table:formula="of:=[sim_result_baseline_1ns_Combined.C9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1]" office:value-type="float" office:value="0.005" calcext:value-type="float">
            <text:p>0.005</text:p>
          </table:table-cell>
          <table:table-cell table:formula="of:=[sim_result_baseline_1ns_Combined.B91]" office:value-type="float" office:value="500" calcext:value-type="float">
            <text:p>500</text:p>
          </table:table-cell>
          <table:table-cell table:formula="of:=[sim_result_baseline_1ns_Combined.C9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2]" office:value-type="float" office:value="0.005" calcext:value-type="float">
            <text:p>0.005</text:p>
          </table:table-cell>
          <table:table-cell table:formula="of:=[sim_result_baseline_1ns_Combined.B92]" office:value-type="float" office:value="600" calcext:value-type="float">
            <text:p>600</text:p>
          </table:table-cell>
          <table:table-cell table:formula="of:=[sim_result_baseline_1ns_Combined.C9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3]" office:value-type="float" office:value="0.005" calcext:value-type="float">
            <text:p>0.005</text:p>
          </table:table-cell>
          <table:table-cell table:formula="of:=[sim_result_baseline_1ns_Combined.B93]" office:value-type="float" office:value="700" calcext:value-type="float">
            <text:p>700</text:p>
          </table:table-cell>
          <table:table-cell table:formula="of:=[sim_result_baseline_1ns_Combined.C9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4]" office:value-type="float" office:value="0.005" calcext:value-type="float">
            <text:p>0.005</text:p>
          </table:table-cell>
          <table:table-cell table:formula="of:=[sim_result_baseline_1ns_Combined.B94]" office:value-type="float" office:value="800" calcext:value-type="float">
            <text:p>800</text:p>
          </table:table-cell>
          <table:table-cell table:formula="of:=[sim_result_baseline_1ns_Combined.C9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5]" office:value-type="float" office:value="0.005" calcext:value-type="float">
            <text:p>0.005</text:p>
          </table:table-cell>
          <table:table-cell table:formula="of:=[sim_result_baseline_1ns_Combined.B95]" office:value-type="float" office:value="900" calcext:value-type="float">
            <text:p>900</text:p>
          </table:table-cell>
          <table:table-cell table:formula="of:=[sim_result_baseline_1ns_Combined.C9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6]" office:value-type="float" office:value="0.005" calcext:value-type="float">
            <text:p>0.005</text:p>
          </table:table-cell>
          <table:table-cell table:formula="of:=[sim_result_baseline_1ns_Combined.B96]" office:value-type="float" office:value="1000" calcext:value-type="float">
            <text:p>1000</text:p>
          </table:table-cell>
          <table:table-cell table:formula="of:=[sim_result_baseline_1ns_Combined.C9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7]" office:value-type="float" office:value="0.0066666667" calcext:value-type="float">
            <text:p>0.0066666667</text:p>
          </table:table-cell>
          <table:table-cell table:formula="of:=[sim_result_baseline_1ns_Combined.B97]" office:value-type="float" office:value="10" calcext:value-type="float">
            <text:p>10</text:p>
          </table:table-cell>
          <table:table-cell table:formula="of:=[sim_result_baseline_1ns_Combined.C9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8]" office:value-type="float" office:value="0.0066666667" calcext:value-type="float">
            <text:p>0.0066666667</text:p>
          </table:table-cell>
          <table:table-cell table:formula="of:=[sim_result_baseline_1ns_Combined.B98]" office:value-type="float" office:value="50" calcext:value-type="float">
            <text:p>50</text:p>
          </table:table-cell>
          <table:table-cell table:formula="of:=[sim_result_baseline_1ns_Combined.C9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9]" office:value-type="float" office:value="0.0066666667" calcext:value-type="float">
            <text:p>0.0066666667</text:p>
          </table:table-cell>
          <table:table-cell table:formula="of:=[sim_result_baseline_1ns_Combined.B99]" office:value-type="float" office:value="100" calcext:value-type="float">
            <text:p>100</text:p>
          </table:table-cell>
          <table:table-cell table:formula="of:=[sim_result_baseline_1ns_Combined.C9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0]" office:value-type="float" office:value="0.0066666667" calcext:value-type="float">
            <text:p>0.0066666667</text:p>
          </table:table-cell>
          <table:table-cell table:formula="of:=[sim_result_baseline_1ns_Combined.B100]" office:value-type="float" office:value="200" calcext:value-type="float">
            <text:p>200</text:p>
          </table:table-cell>
          <table:table-cell table:formula="of:=[sim_result_baseline_1ns_Combined.C10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1]" office:value-type="float" office:value="0.0066666667" calcext:value-type="float">
            <text:p>0.0066666667</text:p>
          </table:table-cell>
          <table:table-cell table:formula="of:=[sim_result_baseline_1ns_Combined.B101]" office:value-type="float" office:value="300" calcext:value-type="float">
            <text:p>300</text:p>
          </table:table-cell>
          <table:table-cell table:formula="of:=[sim_result_baseline_1ns_Combined.C10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2]" office:value-type="float" office:value="0.0066666667" calcext:value-type="float">
            <text:p>0.0066666667</text:p>
          </table:table-cell>
          <table:table-cell table:formula="of:=[sim_result_baseline_1ns_Combined.B102]" office:value-type="float" office:value="400" calcext:value-type="float">
            <text:p>400</text:p>
          </table:table-cell>
          <table:table-cell table:formula="of:=[sim_result_baseline_1ns_Combined.C10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3]" office:value-type="float" office:value="0.0066666667" calcext:value-type="float">
            <text:p>0.0066666667</text:p>
          </table:table-cell>
          <table:table-cell table:formula="of:=[sim_result_baseline_1ns_Combined.B103]" office:value-type="float" office:value="500" calcext:value-type="float">
            <text:p>500</text:p>
          </table:table-cell>
          <table:table-cell table:formula="of:=[sim_result_baseline_1ns_Combined.C10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4]" office:value-type="float" office:value="0.0066666667" calcext:value-type="float">
            <text:p>0.0066666667</text:p>
          </table:table-cell>
          <table:table-cell table:formula="of:=[sim_result_baseline_1ns_Combined.B104]" office:value-type="float" office:value="600" calcext:value-type="float">
            <text:p>600</text:p>
          </table:table-cell>
          <table:table-cell table:formula="of:=[sim_result_baseline_1ns_Combined.C10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5]" office:value-type="float" office:value="0.0066666667" calcext:value-type="float">
            <text:p>0.0066666667</text:p>
          </table:table-cell>
          <table:table-cell table:formula="of:=[sim_result_baseline_1ns_Combined.B105]" office:value-type="float" office:value="700" calcext:value-type="float">
            <text:p>700</text:p>
          </table:table-cell>
          <table:table-cell table:formula="of:=[sim_result_baseline_1ns_Combined.C10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6]" office:value-type="float" office:value="0.0066666667" calcext:value-type="float">
            <text:p>0.0066666667</text:p>
          </table:table-cell>
          <table:table-cell table:formula="of:=[sim_result_baseline_1ns_Combined.B106]" office:value-type="float" office:value="800" calcext:value-type="float">
            <text:p>800</text:p>
          </table:table-cell>
          <table:table-cell table:formula="of:=[sim_result_baseline_1ns_Combined.C10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7]" office:value-type="float" office:value="0.0066666667" calcext:value-type="float">
            <text:p>0.0066666667</text:p>
          </table:table-cell>
          <table:table-cell table:formula="of:=[sim_result_baseline_1ns_Combined.B107]" office:value-type="float" office:value="900" calcext:value-type="float">
            <text:p>900</text:p>
          </table:table-cell>
          <table:table-cell table:formula="of:=[sim_result_baseline_1ns_Combined.C10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8]" office:value-type="float" office:value="0.0066666667" calcext:value-type="float">
            <text:p>0.0066666667</text:p>
          </table:table-cell>
          <table:table-cell table:formula="of:=[sim_result_baseline_1ns_Combined.B108]" office:value-type="float" office:value="1000" calcext:value-type="float">
            <text:p>1000</text:p>
          </table:table-cell>
          <table:table-cell table:formula="of:=[sim_result_baseline_1ns_Combined.C10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9]" office:value-type="float" office:value="0.01" calcext:value-type="float">
            <text:p>0.01</text:p>
          </table:table-cell>
          <table:table-cell table:formula="of:=[sim_result_baseline_1ns_Combined.B109]" office:value-type="float" office:value="10" calcext:value-type="float">
            <text:p>10</text:p>
          </table:table-cell>
          <table:table-cell table:formula="of:=[sim_result_baseline_1ns_Combined.C10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0]" office:value-type="float" office:value="0.01" calcext:value-type="float">
            <text:p>0.01</text:p>
          </table:table-cell>
          <table:table-cell table:formula="of:=[sim_result_baseline_1ns_Combined.B110]" office:value-type="float" office:value="50" calcext:value-type="float">
            <text:p>50</text:p>
          </table:table-cell>
          <table:table-cell table:formula="of:=[sim_result_baseline_1ns_Combined.C11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1]" office:value-type="float" office:value="0.01" calcext:value-type="float">
            <text:p>0.01</text:p>
          </table:table-cell>
          <table:table-cell table:formula="of:=[sim_result_baseline_1ns_Combined.B111]" office:value-type="float" office:value="100" calcext:value-type="float">
            <text:p>100</text:p>
          </table:table-cell>
          <table:table-cell table:formula="of:=[sim_result_baseline_1ns_Combined.C11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2]" office:value-type="float" office:value="0.01" calcext:value-type="float">
            <text:p>0.01</text:p>
          </table:table-cell>
          <table:table-cell table:formula="of:=[sim_result_baseline_1ns_Combined.B112]" office:value-type="float" office:value="200" calcext:value-type="float">
            <text:p>200</text:p>
          </table:table-cell>
          <table:table-cell table:formula="of:=[sim_result_baseline_1ns_Combined.C11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3]" office:value-type="float" office:value="0.01" calcext:value-type="float">
            <text:p>0.01</text:p>
          </table:table-cell>
          <table:table-cell table:formula="of:=[sim_result_baseline_1ns_Combined.B113]" office:value-type="float" office:value="300" calcext:value-type="float">
            <text:p>300</text:p>
          </table:table-cell>
          <table:table-cell table:formula="of:=[sim_result_baseline_1ns_Combined.C11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4]" office:value-type="float" office:value="0.01" calcext:value-type="float">
            <text:p>0.01</text:p>
          </table:table-cell>
          <table:table-cell table:formula="of:=[sim_result_baseline_1ns_Combined.B114]" office:value-type="float" office:value="400" calcext:value-type="float">
            <text:p>400</text:p>
          </table:table-cell>
          <table:table-cell table:formula="of:=[sim_result_baseline_1ns_Combined.C11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5]" office:value-type="float" office:value="0.01" calcext:value-type="float">
            <text:p>0.01</text:p>
          </table:table-cell>
          <table:table-cell table:formula="of:=[sim_result_baseline_1ns_Combined.B115]" office:value-type="float" office:value="500" calcext:value-type="float">
            <text:p>500</text:p>
          </table:table-cell>
          <table:table-cell table:formula="of:=[sim_result_baseline_1ns_Combined.C11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6]" office:value-type="float" office:value="0.01" calcext:value-type="float">
            <text:p>0.01</text:p>
          </table:table-cell>
          <table:table-cell table:formula="of:=[sim_result_baseline_1ns_Combined.B116]" office:value-type="float" office:value="600" calcext:value-type="float">
            <text:p>600</text:p>
          </table:table-cell>
          <table:table-cell table:formula="of:=[sim_result_baseline_1ns_Combined.C11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7]" office:value-type="float" office:value="0.01" calcext:value-type="float">
            <text:p>0.01</text:p>
          </table:table-cell>
          <table:table-cell table:formula="of:=[sim_result_baseline_1ns_Combined.B117]" office:value-type="float" office:value="700" calcext:value-type="float">
            <text:p>700</text:p>
          </table:table-cell>
          <table:table-cell table:formula="of:=[sim_result_baseline_1ns_Combined.C11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8]" office:value-type="float" office:value="0.01" calcext:value-type="float">
            <text:p>0.01</text:p>
          </table:table-cell>
          <table:table-cell table:formula="of:=[sim_result_baseline_1ns_Combined.B118]" office:value-type="float" office:value="800" calcext:value-type="float">
            <text:p>800</text:p>
          </table:table-cell>
          <table:table-cell table:formula="of:=[sim_result_baseline_1ns_Combined.C11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9]" office:value-type="float" office:value="0.01" calcext:value-type="float">
            <text:p>0.01</text:p>
          </table:table-cell>
          <table:table-cell table:formula="of:=[sim_result_baseline_1ns_Combined.B119]" office:value-type="float" office:value="900" calcext:value-type="float">
            <text:p>900</text:p>
          </table:table-cell>
          <table:table-cell table:formula="of:=[sim_result_baseline_1ns_Combined.C11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0]" office:value-type="float" office:value="0.01" calcext:value-type="float">
            <text:p>0.01</text:p>
          </table:table-cell>
          <table:table-cell table:formula="of:=[sim_result_baseline_1ns_Combined.B120]" office:value-type="float" office:value="1000" calcext:value-type="float">
            <text:p>1000</text:p>
          </table:table-cell>
          <table:table-cell table:formula="of:=[sim_result_baseline_1ns_Combined.C12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1]" office:value-type="float" office:value="0.02" calcext:value-type="float">
            <text:p>0.02</text:p>
          </table:table-cell>
          <table:table-cell table:formula="of:=[sim_result_baseline_1ns_Combined.B121]" office:value-type="float" office:value="10" calcext:value-type="float">
            <text:p>10</text:p>
          </table:table-cell>
          <table:table-cell table:formula="of:=[sim_result_baseline_1ns_Combined.C12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2]" office:value-type="float" office:value="0.02" calcext:value-type="float">
            <text:p>0.02</text:p>
          </table:table-cell>
          <table:table-cell table:formula="of:=[sim_result_baseline_1ns_Combined.B122]" office:value-type="float" office:value="50" calcext:value-type="float">
            <text:p>50</text:p>
          </table:table-cell>
          <table:table-cell table:formula="of:=[sim_result_baseline_1ns_Combined.C12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3]" office:value-type="float" office:value="0.02" calcext:value-type="float">
            <text:p>0.02</text:p>
          </table:table-cell>
          <table:table-cell table:formula="of:=[sim_result_baseline_1ns_Combined.B123]" office:value-type="float" office:value="100" calcext:value-type="float">
            <text:p>100</text:p>
          </table:table-cell>
          <table:table-cell table:formula="of:=[sim_result_baseline_1ns_Combined.C12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4]" office:value-type="float" office:value="0.02" calcext:value-type="float">
            <text:p>0.02</text:p>
          </table:table-cell>
          <table:table-cell table:formula="of:=[sim_result_baseline_1ns_Combined.B124]" office:value-type="float" office:value="200" calcext:value-type="float">
            <text:p>200</text:p>
          </table:table-cell>
          <table:table-cell table:formula="of:=[sim_result_baseline_1ns_Combined.C12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5]" office:value-type="float" office:value="0.02" calcext:value-type="float">
            <text:p>0.02</text:p>
          </table:table-cell>
          <table:table-cell table:formula="of:=[sim_result_baseline_1ns_Combined.B125]" office:value-type="float" office:value="300" calcext:value-type="float">
            <text:p>300</text:p>
          </table:table-cell>
          <table:table-cell table:formula="of:=[sim_result_baseline_1ns_Combined.C12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6]" office:value-type="float" office:value="0.02" calcext:value-type="float">
            <text:p>0.02</text:p>
          </table:table-cell>
          <table:table-cell table:formula="of:=[sim_result_baseline_1ns_Combined.B126]" office:value-type="float" office:value="400" calcext:value-type="float">
            <text:p>400</text:p>
          </table:table-cell>
          <table:table-cell table:formula="of:=[sim_result_baseline_1ns_Combined.C12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7]" office:value-type="float" office:value="0.02" calcext:value-type="float">
            <text:p>0.02</text:p>
          </table:table-cell>
          <table:table-cell table:formula="of:=[sim_result_baseline_1ns_Combined.B127]" office:value-type="float" office:value="500" calcext:value-type="float">
            <text:p>500</text:p>
          </table:table-cell>
          <table:table-cell table:formula="of:=[sim_result_baseline_1ns_Combined.C12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8]" office:value-type="float" office:value="0.02" calcext:value-type="float">
            <text:p>0.02</text:p>
          </table:table-cell>
          <table:table-cell table:formula="of:=[sim_result_baseline_1ns_Combined.B128]" office:value-type="float" office:value="600" calcext:value-type="float">
            <text:p>600</text:p>
          </table:table-cell>
          <table:table-cell table:formula="of:=[sim_result_baseline_1ns_Combined.C12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9]" office:value-type="float" office:value="0.02" calcext:value-type="float">
            <text:p>0.02</text:p>
          </table:table-cell>
          <table:table-cell table:formula="of:=[sim_result_baseline_1ns_Combined.B129]" office:value-type="float" office:value="700" calcext:value-type="float">
            <text:p>700</text:p>
          </table:table-cell>
          <table:table-cell table:formula="of:=[sim_result_baseline_1ns_Combined.C12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0]" office:value-type="float" office:value="0.02" calcext:value-type="float">
            <text:p>0.02</text:p>
          </table:table-cell>
          <table:table-cell table:formula="of:=[sim_result_baseline_1ns_Combined.B130]" office:value-type="float" office:value="800" calcext:value-type="float">
            <text:p>800</text:p>
          </table:table-cell>
          <table:table-cell table:formula="of:=[sim_result_baseline_1ns_Combined.C13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1]" office:value-type="float" office:value="0.02" calcext:value-type="float">
            <text:p>0.02</text:p>
          </table:table-cell>
          <table:table-cell table:formula="of:=[sim_result_baseline_1ns_Combined.B131]" office:value-type="float" office:value="900" calcext:value-type="float">
            <text:p>900</text:p>
          </table:table-cell>
          <table:table-cell table:formula="of:=[sim_result_baseline_1ns_Combined.C13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2]" office:value-type="float" office:value="0.02" calcext:value-type="float">
            <text:p>0.02</text:p>
          </table:table-cell>
          <table:table-cell table:formula="of:=[sim_result_baseline_1ns_Combined.B132]" office:value-type="float" office:value="1000" calcext:value-type="float">
            <text:p>1000</text:p>
          </table:table-cell>
          <table:table-cell table:formula="of:=[sim_result_baseline_1ns_Combined.C13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3]" office:value-type="float" office:value="0.0333333333" calcext:value-type="float">
            <text:p>0.0333333333</text:p>
          </table:table-cell>
          <table:table-cell table:formula="of:=[sim_result_baseline_1ns_Combined.B133]" office:value-type="float" office:value="10" calcext:value-type="float">
            <text:p>10</text:p>
          </table:table-cell>
          <table:table-cell table:formula="of:=[sim_result_baseline_1ns_Combined.C13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4]" office:value-type="float" office:value="0.0333333333" calcext:value-type="float">
            <text:p>0.0333333333</text:p>
          </table:table-cell>
          <table:table-cell table:formula="of:=[sim_result_baseline_1ns_Combined.B134]" office:value-type="float" office:value="50" calcext:value-type="float">
            <text:p>50</text:p>
          </table:table-cell>
          <table:table-cell table:formula="of:=[sim_result_baseline_1ns_Combined.C13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5]" office:value-type="float" office:value="0.0333333333" calcext:value-type="float">
            <text:p>0.0333333333</text:p>
          </table:table-cell>
          <table:table-cell table:formula="of:=[sim_result_baseline_1ns_Combined.B135]" office:value-type="float" office:value="100" calcext:value-type="float">
            <text:p>100</text:p>
          </table:table-cell>
          <table:table-cell table:formula="of:=[sim_result_baseline_1ns_Combined.C13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6]" office:value-type="float" office:value="0.0333333333" calcext:value-type="float">
            <text:p>0.0333333333</text:p>
          </table:table-cell>
          <table:table-cell table:formula="of:=[sim_result_baseline_1ns_Combined.B136]" office:value-type="float" office:value="200" calcext:value-type="float">
            <text:p>200</text:p>
          </table:table-cell>
          <table:table-cell table:formula="of:=[sim_result_baseline_1ns_Combined.C13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7]" office:value-type="float" office:value="0.0333333333" calcext:value-type="float">
            <text:p>0.0333333333</text:p>
          </table:table-cell>
          <table:table-cell table:formula="of:=[sim_result_baseline_1ns_Combined.B137]" office:value-type="float" office:value="300" calcext:value-type="float">
            <text:p>300</text:p>
          </table:table-cell>
          <table:table-cell table:formula="of:=[sim_result_baseline_1ns_Combined.C13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8]" office:value-type="float" office:value="0.0333333333" calcext:value-type="float">
            <text:p>0.0333333333</text:p>
          </table:table-cell>
          <table:table-cell table:formula="of:=[sim_result_baseline_1ns_Combined.B138]" office:value-type="float" office:value="400" calcext:value-type="float">
            <text:p>400</text:p>
          </table:table-cell>
          <table:table-cell table:formula="of:=[sim_result_baseline_1ns_Combined.C13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9]" office:value-type="float" office:value="0.0333333333" calcext:value-type="float">
            <text:p>0.0333333333</text:p>
          </table:table-cell>
          <table:table-cell table:formula="of:=[sim_result_baseline_1ns_Combined.B139]" office:value-type="float" office:value="500" calcext:value-type="float">
            <text:p>500</text:p>
          </table:table-cell>
          <table:table-cell table:formula="of:=[sim_result_baseline_1ns_Combined.C13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0]" office:value-type="float" office:value="0.0333333333" calcext:value-type="float">
            <text:p>0.0333333333</text:p>
          </table:table-cell>
          <table:table-cell table:formula="of:=[sim_result_baseline_1ns_Combined.B140]" office:value-type="float" office:value="600" calcext:value-type="float">
            <text:p>600</text:p>
          </table:table-cell>
          <table:table-cell table:formula="of:=[sim_result_baseline_1ns_Combined.C14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1]" office:value-type="float" office:value="0.0333333333" calcext:value-type="float">
            <text:p>0.0333333333</text:p>
          </table:table-cell>
          <table:table-cell table:formula="of:=[sim_result_baseline_1ns_Combined.B141]" office:value-type="float" office:value="700" calcext:value-type="float">
            <text:p>700</text:p>
          </table:table-cell>
          <table:table-cell table:formula="of:=[sim_result_baseline_1ns_Combined.C14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2]" office:value-type="float" office:value="0.0333333333" calcext:value-type="float">
            <text:p>0.0333333333</text:p>
          </table:table-cell>
          <table:table-cell table:formula="of:=[sim_result_baseline_1ns_Combined.B142]" office:value-type="float" office:value="800" calcext:value-type="float">
            <text:p>800</text:p>
          </table:table-cell>
          <table:table-cell table:formula="of:=[sim_result_baseline_1ns_Combined.C14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3]" office:value-type="float" office:value="0.0333333333" calcext:value-type="float">
            <text:p>0.0333333333</text:p>
          </table:table-cell>
          <table:table-cell table:formula="of:=[sim_result_baseline_1ns_Combined.B143]" office:value-type="float" office:value="900" calcext:value-type="float">
            <text:p>900</text:p>
          </table:table-cell>
          <table:table-cell table:formula="of:=[sim_result_baseline_1ns_Combined.C14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4]" office:value-type="float" office:value="0.0333333333" calcext:value-type="float">
            <text:p>0.0333333333</text:p>
          </table:table-cell>
          <table:table-cell table:formula="of:=[sim_result_baseline_1ns_Combined.B144]" office:value-type="float" office:value="1000" calcext:value-type="float">
            <text:p>1000</text:p>
          </table:table-cell>
          <table:table-cell table:formula="of:=[sim_result_baseline_1ns_Combined.C144]" office:value-type="string" office:string-value="True" calcext:value-type="string">
            <text:p>True</text:p>
          </table:table-cell>
        </table:table-row>
        <table:table-row table:style-name="ro1" table:number-rows-repeated="10484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15:21:46.618168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5:22:05.153505875</dc:date>
    <meta:editing-duration>PT7M30S</meta:editing-duration>
    <meta:editing-cycles>7</meta:editing-cycles>
    <meta:generator>LibreOffice/5.1.6.2$Linux_X86_64 LibreOffice_project/10m0$Build-2</meta:generator>
    <meta:document-statistic meta:table-count="2" meta:cell-count="1728" meta:object-count="0"/>
  </office:meta>
</office:document-meta>
</file>